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777777" style:font-name="Times New Roman" fo:language="en" fo:country="CA" fo:background-color="#ffffff" style:font-name-asian="Times New Roman1" style:language-asian="en" style:country-asian="US"/>
    </style:style>
    <style:style style:name="P3" style:family="paragraph" style:parent-style-name="Standard">
      <style:paragraph-properties fo:text-align="justify" style:justify-single-word="false"/>
    </style:style>
    <style:style style:name="P4" style:family="paragraph" style:parent-style-name="Standard">
      <style:text-properties style:font-name="Times New Roman"/>
    </style:style>
    <style:style style:name="P5" style:family="paragraph" style:parent-style-name="Standard">
      <style:text-properties style:font-name="Times New Roman" fo:font-weight="bold" style:font-weight-asian="bold"/>
    </style:style>
    <style:style style:name="P6" style:family="paragraph" style:parent-style-name="Standard">
      <style:paragraph-properties fo:text-align="justify" style:justify-single-word="false"/>
      <style:text-properties style:font-name="Times New Roman"/>
    </style:style>
    <style:style style:name="P7" style:family="paragraph" style:parent-style-name="Standard">
      <style:text-properties fo:color="#ff0000" style:font-name="Times New Roman"/>
    </style:style>
    <style:style style:name="P8" style:family="paragraph" style:parent-style-name="Standard">
      <style:paragraph-properties fo:orphans="0" fo:widows="0"/>
      <style:text-properties style:font-name-asian="ＭＳ 明朝" style:font-name-complex="Times1"/>
    </style:style>
    <style:style style:name="P9" style:family="paragraph" style:parent-style-name="Standard">
      <style:paragraph-properties fo:orphans="0" fo:widows="0"/>
    </style:style>
    <style:style style:name="P10" style:family="paragraph" style:parent-style-name="Standard">
      <style:paragraph-properties fo:orphans="0" fo:widows="0" fo:hyphenation-ladder-count="no-limit"/>
      <style:text-properties fo:hyphenate="true" fo:hyphenation-remain-char-count="2" fo:hyphenation-push-char-count="2"/>
    </style:style>
    <style:style style:name="P11" style:family="paragraph" style:parent-style-name="Standard" style:master-page-name="Standard">
      <style:paragraph-properties fo:text-align="center" style:justify-single-word="false" style:page-number="auto"/>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style="italic" style:font-style-asian="italic"/>
    </style:style>
    <style:style style:name="T4" style:family="text">
      <style:text-properties fo:color="#000000" style:font-name="Times New Roman" style:font-style-complex="italic" style:font-weight-complex="bold"/>
    </style:style>
    <style:style style:name="T5" style:family="text">
      <style:text-properties fo:color="#000000" style:font-name="Times New Roman"/>
    </style:style>
    <style:style style:name="T6" style:family="text">
      <style:text-properties fo:color="#000000" style:font-name="Times New Roman" fo:font-style="italic" style:font-style-asian="italic" style:font-style-complex="italic" style:font-weight-complex="bold"/>
    </style:style>
    <style:style style:name="T7" style:family="text">
      <style:text-properties fo:font-weight="bold" style:font-name-asian="ＭＳ 明朝" style:font-weight-asian="bold" style:font-name-complex="Times1"/>
    </style:style>
    <style:style style:name="T8" style:family="text">
      <style:text-properties style:text-position="super 58%" style:font-name="Times New Roman"/>
    </style:style>
    <style:style style:name="T9" style:family="text">
      <style:text-properties fo:color="#00000a" style:font-name="Times" style:font-name-asian="ＭＳ 明朝" style:font-name-complex="Time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Accepted panel proposal for SHARP (the Society for the History of Reading and Publishing)</text:span><text:bookmark text:name="_GoBack"/></text:p>
      <text:p text:style-name="P1"><text:span text:style-name="T2">Publishing for the Distant Future: </text:span></text:p>
      <text:p text:style-name="P1"><text:span text:style-name="T2">Digital Design for Long-Term Survival</text:span></text:p>
      <text:p text:style-name="P2"/>
      <text:p text:style-name="P3"><text:span text:style-name="T4">Whereas the codex has proven its reliability over centuries, the </text:span><text:span text:style-name="T1">digital documents in increasingly wide use today are evanescent and fragile. The digital humanities are facing an urgent problem: </text:span><text:span text:style-name="T5">experts warn of a new “digital dark age” as our ability to produce digital content continues to outpace our capacity to preserve and access on-line resources for the long term. Awareness of the challenge of preserving and future-proofing these digital projects—many based on boutique technologies and customized code—is growing across the DH landscape, but to date more literature has been devoted to identifying the problem than to solving it.</text:span></text:p>
      <text:p text:style-name="P3"><text:span text:style-name="T5"><text:tab/>In April 2016, the Social Sciences and Humanities Research Council of Canada funded for four years </text:span><text:span text:style-name="T3">Endings: Concluding, Archiving, and Preserving Digital Projects for Long-Term Usability</text:span><text:span text:style-name="T1">, a project exploring practical answers to the questions of how and where DH projects should be archived in order </text:span><text:span text:style-name="T5">maintain the dynamic features that make them readable, searchable, and even interactive. Our research is based on four case studies, each one a DH project born from print sources. In this panel, we will draw on examples from two of those projects, </text:span><text:span text:style-name="T6">The Nxa'amxcín Database and Dictionary</text:span><text:span text:style-name="T4"> and </text:span><text:span text:style-name="T6">The Robert Graves Diary Project</text:span><text:span text:style-name="T4">, to demonstrate some of the progress made thus far. The deep enrichment afforded to print by digital tools must not be lost in the face of poor (or no) viable preservation strategies. Our goal is to afford the same sort of stability to DH work that print has provided for so long.</text:span></text:p>
      <text:p text:style-name="P5"/>
      <text:p text:style-name="P5"/>
      <text:p text:style-name="Standard"><text:span text:style-name="T2">Paper 1: A Website on the Shelf: Libraries and the Challenges of Digital Preservation </text:span></text:p>
      <text:p text:style-name="Standard"><text:span text:style-name="T1">Corey Davis,</text:span><text:span text:style-name="T2"> </text:span><text:span text:style-name="T1">Systems Librarian at the University of Victoria Libraries</text:span></text:p>
      <text:p text:style-name="P6"/>
      <text:p text:style-name="P3"><text:span text:style-name="T1">Modern libraries have developed in tandem with the growth of print culture. Much knowledge is now created and shared in environments that depend almost totally on digital technologies. This poses several key challenges for libraries and the communities they serve. </text:span></text:p>
      <text:p text:style-name="P3"><text:span text:style-name="T1"><text:tab/>How do libraries select material for preservation in an environment not only of information superabundance, but also one in which the traditional publishing channels that have enabled libraries to build remarkable print collections, represent an ever-decreasing proportion of our collective documentary heritage? (Imagine a scholar in 2100, for example, trying to understand the most recent U.S. presidential election without meaningful access to relevant materials from Twitter, Facebook, and Breitbart.com.)</text:span></text:p>
      <text:p text:style-name="P3"><text:span text:style-name="T1"><text:tab/>At the same time, digital information is far more fragile than print. Unlike paper, digital materials are not generally intelligible following even a very small amount of degradation. The average half-life of a webpage has been estimated at two years, and those that do survive are constantly overwritten.</text:span></text:p>
      <text:p text:style-name="P3"><text:span text:style-name="T1"><text:tab/>Put simply, society is increasingly producing “books” that libraries cannot shelve. How do libraries deal with this basic challenge? On the one hand, they are deploying a wide range of innovative digital preservation services, including web archiving. Web archiving, however, is only effective if the producers of born-digital scholarship—characterized by ephemerality, interactivity, and revision—understand the very real limitations of existing web capture technology.</text:span></text:p>
      <text:p text:style-name="P3"><text:soft-page-break/><text:span text:style-name="T1"><text:tab/>This paper will provide an overview of current digital preservation and web archiving practice at academic libraries and discuss the economic and organizational issues libraries face as they tackle the challenges associated with digital preservation. It will discuss the importance of librarians working collaboratively with knowledge producers to ensure that today’s innovative scholarship is accessible to future generations. To inform this discussion, a case study will be presented, centered around the Graves Diary Collection </text:span><text:a xlink:type="simple" xlink:href="http://graves.uvic.ca/" text:style-name="Internet_20_link" text:visited-style-name="Visited_20_Internet_20_Link"><text:span text:style-name="Internet_20_link"><text:span text:style-name="T1">http://graves.uvic.ca/</text:span></text:span></text:a><text:span text:style-name="T1">, a digital humanities project at the University of Victoria, which at first the library was not able to archive for technical reasons, but was successfully captured through a collaborative project between librarians and content producers.</text:span></text:p>
      <text:p text:style-name="P4"/>
      <text:p text:style-name="P5"/>
      <text:p text:style-name="Standard"><text:span text:style-name="T2">Paper 2: Selecting Technologies for Long-Term Survival</text:span></text:p>
      <text:p text:style-name="Standard"><text:span text:style-name="T1">Martin Holmes,</text:span><text:span text:style-name="T2"> </text:span><text:span text:style-name="T1">Programmer/Consultant, University of Victoria Humanities Computing and Media Centre</text:span></text:p>
      <text:p text:style-name="P5"/>
      <text:p text:style-name="P3"><text:span text:style-name="T1">For many years, there have been robust and well-regarded recommendations concerning data curation for digital edition projects: lists of data formats to embrace (such as TEI XML) and to avoid (proprietary word-processor formats) in the interests of making our data usable in the long term. However, it is only recently that attention has turned to the difficulties of archiving not just our data but also our digital edition applications. These are typically boutique web applications written with the express aim of serving our project data as effectively as possible; they are often written with an amalgam of contemporary technologies, many of which will prove ephemeral, and are difficult to maintain in the long term. However, a digital edition application is as much a "publication" as the data that underlies it; bound into its presentation are the editorial principles, biases, assumption and aesthetics of the editors, and its survival is essential to our understanding of their work. Our Endings project has focused on rewriting some of our "boutique" applications, originally based on XML databases, in such a way that we can expect them to function acceptably two or three decades hence.</text:span></text:p>
      <text:p text:style-name="P3"><text:span text:style-name="T1"><text:tab/>The first step in this process was to identify a core set of technological standards which we believe have a very good chance of long-term support. We have settled on building web applications which have virtually no server-side requirements beyond response to HTTP requests, but instead are based on client-side HTML5, ECMAScript (JavaScript) and Cascading Style Sheets. This paper will examine the justifications for this decision, and some of the implications, advantages and limitations that result.</text:span></text:p>
      <text:p text:style-name="P3"><text:span text:style-name="T1"><text:tab/>Using these core standards, we are building completely "static" websites which can actually function locally in any current web browser, with no server at all, but which still preserve virtually all of the appearance and functionality of the original web applications they replace (with the notable exception of some search features, which we will discuss). We will describe the build process we use to create this content, and some of the resulting design and programming implications.</text:span></text:p>
      <text:p text:style-name="P7"/>
      <text:p text:style-name="P8"/>
      <text:p text:style-name="P9"><text:span text:style-name="T7">Paper 3: </text:span><text:span text:style-name="T2">Why do Print at All? Constructing a "Dictionary" for the Future</text:span></text:p>
      <text:p text:style-name="P9"><text:span text:style-name="T2">Ewa Czaykowska-Higgins, </text:span><text:span text:style-name="T1">Associate Professor, Linguistics, University of Victoria</text:span></text:p>
      <text:p text:style-name="P9"><text:span text:style-name="T1">Sarah Kell, M.Ed, Indigenous Language Revitalization, University of Victoria</text:span></text:p>
      <text:p text:style-name="Standard"><text:soft-page-break/><text:span text:style-name="T1">Many 21</text:span><text:span text:style-name="T8">st</text:span><text:span text:style-name="T1">-century North American Indigenous communities are using print dictionaries and/or on-line lexical resources to support the continuity of their languages (Hinton &amp; Weigel 2002). Here, we consider differences between a print and an on-line dictionary for Nxaʔamxčin (a Salish language; Washington State), and how these differences relate to questions of usability and sustainability. </text:span></text:p>
      <text:p text:style-name="Standard"><text:span text:style-name="T1"><text:tab/>Our paper is about the Nxaʔamxčin Database and Dictionary Project, which is based on 1960s/70s legacy materials. Dictionary work began in 1991; since 2006, project goals have explicitly included production of enduring, reusable lexical resources for learning, teaching, language revitalization and scholarly purposes. The project team (academics, programmers, Nxaʔamxčin Language Program members) is creating a print dictionary, as requested by community members (cf. Mosel 2012), as well as a searchable, extendable on-line database, both presenting rich lexical information in learner-friendly formats.</text:span></text:p>
      <text:p text:style-name="Standard"><text:span text:style-name="T1"><text:tab/>Producing digital and print versions of the same material has been instructive. Features such as interactivity, linking and searchability are particular strengths of on-line resources, as is the ability to present the same information in multiple formats – for example, for learners with varying proficiency levels. We are able to reproduce in print some of the efficient, effortless linking found in a web-based interactive environment, such as showing relationships between roots and words derived from them, and providing cross-references among synonyms. Multiple formats serving different proficiency levels are more difficult to contain in one book, but formatting and use of appendices open up possibilities.</text:span></text:p>
      <text:p text:style-name="P10"><text:span text:style-name="T1"><text:tab/>Attention to the fragility of the digital environment has been significant in our project: at one point in the project's history, the digital content became obsolete and was rescued only because we had made physical print-outs. Therefore, to ensure sustainability and durability of the digital output, our project is working with TEI digital standards and will be built into a static website using a core set of technological standards. </text:span><text:span text:style-name="T9">Our established process of generating a camera-ready PDF from the database also guards against the physical fragility of the on-line resource, since extra copies, as well as future updated editions, can be printed on demand.</text:span></text:p>
      <text:p text:style-name="Standard"><text:span text:style-name="T1"><text:tab/>Thus, we foresee the database as a support and not a substitute for the print dictionary. While each format has advantages and disadvantages, the technology of the printed book still has great potential to produce dictionaries that will last for hundreds of years to serve the goals of the communities using them.<text:tab/></text:span></text:p>
      <text:p text:style-name="Standard"/>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ja" style:country-asian="JP"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ＭＳ 明朝" style:font-size-asian="12pt" style:language-asian="ja" style:country-asian="JP"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Cambria" fo:font-family="Cambria" style:font-family-generic="roman" style:font-pitch="variable" style:font-name-asian="Droid Sans Fallback" style:font-family-asian="'Droid Sans Fallback'" style:font-family-generic-asian="system" style:font-pitch-asian="variable" style:font-name-complex="Times New Roman1" style:font-family-complex="'Times New Roman'"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left="0.762cm" fo:margin-right="0cm" fo:margin-top="0.494cm" fo:margin-bottom="0.494cm" loext:contextual-spacing="false" fo:text-indent="-0.762cm" style:auto-text-indent="false"/>
      <style:text-properties style:font-name="Times New Roman" fo:font-family="'Times New Roman'" style:font-family-generic="roman" style:font-pitch="variable" fo:font-weight="bold" style:letter-kerning="true" style:font-name-asian="ＭＳ 明朝" style:font-family-asian="'ＭＳ 明朝'" style:font-family-generic-asian="system" style:font-pitch-asian="variable" style:language-asian="en" style:country-asian="US" style:font-weight-asian="bold" style:font-size-complex="24pt" style:font-weight-complex="bold"/>
    </style:style>
    <style:style style:name="SSHRC" style:family="paragraph" style:parent-style-name="Normal_20_Indent" style:default-outline-level="">
      <style:paragraph-properties fo:margin-left="0cm" fo:margin-right="0cm" fo:orphans="0" fo:widows="0" fo:text-indent="0.75cm" style:auto-text-indent="false">
        <style:tab-stops>
          <style:tab-stop style:position="0.751cm"/>
        </style:tab-stops>
      </style:paragraph-properties>
      <style:text-properties style:font-name="Times New Roman" fo:font-family="'Times New Roman'" style:font-family-generic="roman" style:font-pitch="variable" fo:language="en" fo:country="CA" fo:font-weight="bold" style:font-name-asian="Times New Roman1" style:font-family-asian="'Times New Roman'" style:font-family-generic-asian="system" style:font-pitch-asian="variable" style:font-weight-asian="bold"/>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Style1" style:family="paragraph" style:parent-style-name="footnote_20_text" style:default-outline-level="">
      <style:text-properties style:font-name="Times New Roman" fo:font-family="'Times New Roman'" style:font-family-generic="roman" style:font-pitch="variable" fo:font-size="10pt" style:font-size-asian="10pt"/>
    </style:style>
    <style:style style:name="footnote_20_text" style:display-name="footnote text" style:family="paragraph" style:parent-style-name="Standard" style:default-outline-level=""/>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normal1" style:family="paragraph" style:parent-style-name="Standard" style:default-outline-level="">
      <style:paragraph-properties fo:margin-top="0.494cm" fo:margin-bottom="0.494cm" loext:contextual-spacing="false"/>
      <style:text-properties fo:font-size="10pt" fo:language="en" fo:country="CA" style:font-name-asian="ＭＳ 明朝" style:font-family-asian="'ＭＳ 明朝'" style:font-family-generic-asian="system" style:font-pitch-asian="variable" style:font-size-asian="10pt" style:language-asian="en" style:country-asian="US" style:font-size-complex="10pt"/>
    </style:style>
    <style:style style:name="Normal_20__28_Web_29_" style:display-name="Normal (Web)" style:family="paragraph" style:parent-style-name="Standard" style:default-outline-level="">
      <style:paragraph-properties fo:margin-top="0.494cm" fo:margin-bottom="0.494cm" loext:contextual-spacing="false"/>
      <style:text-properties fo:font-size="10pt" fo:language="en" fo:country="CA" style:font-name-asian="ＭＳ 明朝" style:font-family-asian="'ＭＳ 明朝'" style:font-family-generic-asian="system" style:font-pitch-asian="variable" style:font-size-asian="10pt" style:language-asian="en" style:country-asian="US"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fo:font-family="Times" style:font-family-generic="roman" style:font-pitch="variable" style:font-name-asian="Cambria1" style:font-family-asian="Cambria" style:font-family-generic-asian="system" style:font-pitch-asian="variable"/>
    </style:style>
    <style:style style:name="footnote_20_reference" style:display-name="footnote reference" style:family="text" style:parent-style-name="Default_20_Paragraph_20_Font">
      <style:text-properties style:text-position="super 58%" style:font-name="Times New Roman" fo:font-family="'Times New Roman'" style:font-family-generic="roman" style:font-pitch="variable" fo:font-size="10pt" style:font-size-asian="10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weight="bold" style:letter-kerning="true" style:language-asian="en" style:country-asian="US" style:font-weight-asian="bold" style:font-size-complex="24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Cambria1" style:font-family-asian="Cambria" style:font-family-generic-asian="system" style:font-pitch-asian="variable" style:font-size-asian="9pt" style:font-name-complex="Lucida Grande1" style:font-family-complex="'Lucida Grande'"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rfc-language-tag="uz-Cyrl-UZ" fo:language="uz" fo:script="Cyrl" fo:country="UZ" style:text-underline-style="solid" style:text-underline-width="auto" style:text-underline-color="font-color" style:rfc-language-tag-asian="uz-Cyrl-UZ" style:language-asian="uz" style:script-asian="Cyrl" style:country-asian="UZ" style:rfc-language-tag-complex="uz-Cyrl-UZ" style:language-complex="uz" style:script-complex="Cyrl" style:country-complex="UZ"/>
    </style:style>
    <style:style style:name="ListLabel_20_1" style:display-name="ListLabel 1" style:family="text">
      <style:text-properties fo:font-size="12pt" fo:font-style="normal" fo:font-weight="bold" style:font-size-asian="12pt" style:font-style-asian="normal" style:font-weight-asian="bold" style:font-size-complex="12pt" style:font-style-complex="normal" style:font-weight-complex="bold"/>
    </style:style>
    <style:style style:name="ListLabel_20_2" style:display-name="ListLabel 2" style:family="text">
      <style:text-properties style:font-name-asian="ＭＳ 明朝" style:font-family-asian="'ＭＳ 明朝'" style:font-family-generic-asian="system" style:font-pitch-asian="variable" style:font-name-complex="Times1" style:font-family-complex="Times" style:font-family-generic-complex="system" style:font-pitch-complex="variable"/>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0.847cm"/>
        </style:list-level-properties>
        <style:text-properties fo:font-family="Times"/>
      </text:list-level-style-bullet>
      <text:list-level-style-bullet text:level="2" style:num-suffix="o" text:bullet-char="o">
        <style:list-level-properties text:list-level-position-and-space-mode="label-alignment">
          <style:list-level-label-alignment text:label-followed-by="listtab" fo:text-indent="-0.635cm" fo:margin-left="2.117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38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657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927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197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467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737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00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ire Carlin</meta:initial-creator>
    <dc:creator>Claire Carlin</dc:creator>
    <meta:editing-cycles>16</meta:editing-cycles>
    <meta:creation-date>2016-11-16T16:41:00</meta:creation-date>
    <dc:date>2017-03-27T18:43:00</dc:date>
    <meta:editing-duration>PT5H11M</meta:editing-duration>
    <meta:generator>LibreOffice/5.3.2.2$Linux_X86_64 LibreOffice_project/30m0$Build-2</meta:generator>
    <meta:document-statistic meta:table-count="0" meta:image-count="0" meta:object-count="0" meta:page-count="3" meta:paragraph-count="25" meta:word-count="1414" meta:character-count="9464" meta:non-whitespace-character-count="8062"/>
    <meta:user-defined meta:name="AppVersion">14.0000</meta:user-defined>
    <meta:user-defined meta:name="Company">University of Victor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